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5d8" officeooo:paragraph-rsid="001815d8"/>
    </style:style>
    <style:style style:name="P2" style:family="paragraph" style:parent-style-name="Standard">
      <style:text-properties officeooo:paragraph-rsid="001815d8"/>
    </style:style>
    <style:style style:name="P3" style:family="paragraph" style:parent-style-name="Standard">
      <style:text-properties officeooo:rsid="001a1585" officeooo:paragraph-rsid="001a1585"/>
    </style:style>
    <style:style style:name="P4" style:family="paragraph" style:parent-style-name="Standard">
      <style:text-properties officeooo:rsid="001bef9f" officeooo:paragraph-rsid="001bef9f"/>
    </style:style>
    <style:style style:name="P5" style:family="paragraph" style:parent-style-name="Standard">
      <style:text-properties officeooo:rsid="001c09c9" officeooo:paragraph-rsid="001c09c9"/>
    </style:style>
    <style:style style:name="P6" style:family="paragraph" style:parent-style-name="Standard">
      <style:text-properties officeooo:rsid="001dc5aa" officeooo:paragraph-rsid="001dc5aa"/>
    </style:style>
    <style:style style:name="T1" style:family="text">
      <style:text-properties officeooo:rsid="001815d8"/>
    </style:style>
    <style:style style:name="T2" style:family="text">
      <style:text-properties officeooo:rsid="00183e08"/>
    </style:style>
    <style:style style:name="T3" style:family="text">
      <style:text-properties officeooo:rsid="0019634c"/>
    </style:style>
    <style:style style:name="T4" style:family="text">
      <style:text-properties officeooo:rsid="001a1585"/>
    </style:style>
    <style:style style:name="T5" style:family="text">
      <style:text-properties officeooo:rsid="001a5927"/>
    </style:style>
    <style:style style:name="T6" style:family="text">
      <style:text-properties officeooo:rsid="001c09c9"/>
    </style:style>
    <style:style style:name="T7" style:family="text">
      <style:text-properties officeooo:rsid="001dc5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对多，多对1，1对1通信，没OSAL，不能组网</text:p>
      <text:p text:style-name="P2"><text:span text:style-name="T1">结构体：点对点 <text:s/>basicRFCfg_t <text:s text:c="2"/>basicRFConfig</text:span><text:span text:style-name="T5">（结构体名）</text:span></text:p>
      <text:p text:style-name="P1"><text:tab/>init_uart()初始化窗口</text:p>
      <text:p text:style-name="P1"><text:tab/>basicRFConfig . panId <text:s/>(PAN_ID:0~65535) <text:s/></text:p>
      <text:p text:style-name="P1"><text:s text:c="27"/>. <text:s/>channel (信道RF_CHANNEL:0~26) <text:s/><text:span text:style-name="T2">0：800多兆；1-10：900多兆；11-26：2.4G</text:span></text:p>
      <text:p text:style-name="P1"><text:tab/><text:tab/><text:tab/> <text:s text:c="2"/>. <text:s/>ackRequest (TRUE) ) </text:p>
      <text:p text:style-name="P1"/>
      <text:p text:style-name="P1"><text:tab/>hal<text:span text:style-name="T3">BoardInit();键盘初始化</text:span></text:p>
      <text:p text:style-name="P1"><text:tab/>ha<text:span text:style-name="T4">lLedSet();LED</text:span></text:p>
      <text:p text:style-name="P3"><text:tab/>halMcuWaitMs();延迟，ms</text:p>
      <text:p text:style-name="P3"/>
      <text:p text:style-name="P3"/>
      <text:p text:style-name="P3">zigbee组网过程<text:span text:style-name="T6">：</text:span></text:p>
      <text:p text:style-name="P3">底层扫描<text:span text:style-name="T6">，建立合适的信道</text:span></text:p>
      <text:p text:style-name="P5">FFD不断广播信标（Beacon）</text:p>
      <text:p text:style-name="P3">设备或路由器发现信标<text:span text:style-name="T6">，请求入网</text:span></text:p>
      <text:p text:style-name="P5">FFD分配短地址给<text:span text:style-name="T4">设备或路由器</text:span></text:p>
      <text:p text:style-name="P5">入网成功</text:p>
      <text:p text:style-name="P5"/>
      <text:p text:style-name="P5"/>
      <text:p text:style-name="P5"/>
      <text:p text:style-name="P3">路由器<text:span text:style-name="T7">、终端首次入网过程：</text:span></text:p>
      <text:p text:style-name="P6"><text:tab/>NLME_NetworkDiscoveryRequst(uint32 ScanChannels,unit8 scanDuration); 指定信道和扫描时间发现网络</text:p>
      <text:p text:style-name="P6"><text:span text:style-name="T4">路由器</text:span>、终端首次入网接口对应回调：</text:p>
      <text:p text:style-name="P6"><text:tab/>ZDO_NetworkDiscoveryConfirmCB(status)</text:p>
      <text:p text:style-name="P6">入网成功后又失去联系：</text:p>
      <text:p text:style-name="P6"><text:tab/>ZDO_SyncIndicationCB()</text:p>
      <text:p text:style-name="P6">路由器重新入网</text:p>
      <text:p text:style-name="P6"><text:tab/>nwk_ScanJoiningOrphan()</text:p>
      <text:p text:style-name="P6">终端重新入网：</text:p>
      <text:p text:style-name="P6"><text:tab/>NLME_OrphanJoinRequest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4:17:47.302512120</meta:creation-date>
    <dc:date>2020-10-09T15:12:40.471271726</dc:date>
    <meta:editing-duration>PT23M40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1" meta:paragraph-count="25" meta:word-count="218" meta:character-count="623" meta:non-whitespace-character-count="556"/>
  </office:meta>
</office:document-meta>
</file>